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71mm" fo:margin-left="40.96mm" table:align="left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3.37mm"/>
    </style:style>
    <style:style style:name="Table1.C" style:family="table-column">
      <style:table-column-properties style:column-width="23.57mm"/>
    </style:style>
    <style:style style:name="Table1.1" style:family="table-row">
      <style:table-row-properties style:row-height="7.67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3" style:family="table-row">
      <style:table-row-properties style:row-height="10.85mm" fo:keep-together="auto"/>
    </style:style>
    <style:style style:name="Table1.C3" style:family="table-cell">
      <style:table-cell-properties style:vertical-align="" fo:padding="0mm" fo:border-left="none" fo:border-right="none" fo:border-top="0.6pt solid #000001" fo:border-bottom="none"/>
    </style:style>
    <style:style style:name="P1" style:family="paragraph" style:parent-style-name="Standard" style:master-page-name="Standard">
      <style:paragraph-properties fo:margin-top="0.12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61.3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85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4.45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8.89mm" fo:margin-bottom="0mm" fo:line-height="81%" fo:text-align="center" style:justify-single-word="false" fo:text-indent="0mm" style:auto-text-indent="false"/>
    </style:style>
    <style:style style:name="P10" style:family="paragraph" style:parent-style-name="Standard">
      <style:paragraph-properties fo:margin-left="0mm" fo:margin-right="0mm" fo:margin-top="5.08mm" fo:margin-bottom="0mm" fo:line-height="85%" fo:text-align="start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5.08mm" fo:margin-bottom="0mm" fo:line-height="85%" fo:text-align="start" style:justify-single-word="false" fo:text-indent="0mm" style:auto-text-indent="false">
        <style:tab-stops>
          <style:tab-stop style:position="62.48mm" style:leader-style="dotted" style:leader-text="."/>
          <style:tab-stop style:position="159.44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mm" fo:margin-right="0mm" fo:margin-top="0.64mm" fo:margin-bottom="0mm" fo:line-height="100%" fo:text-align="start" style:justify-single-word="false" fo:text-indent="0mm" style:auto-text-indent="false">
        <style:tab-stops>
          <style:tab-stop style:position="146.88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0mm" fo:margin-top="0.64mm" fo:margin-bottom="0mm" fo:line-height="85%" fo:text-align="start" style:justify-single-word="false" fo:text-indent="0mm" style:auto-text-indent="false"/>
    </style:style>
    <style:style style:name="P14" style:family="paragraph" style:parent-style-name="Standard">
      <style:paragraph-properties fo:margin-top="0mm" fo:margin-bottom="3.46mm" fo:line-height="0.35mm"/>
    </style:style>
    <style:style style:name="P15" style:family="paragraph" style:parent-style-name="Standard">
      <style:paragraph-properties fo:margin-left="20.32mm" fo:margin-right="0mm" fo:margin-top="1.27mm" fo:margin-bottom="0mm" fo:line-height="85%" fo:text-align="start" style:justify-single-word="false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3.97mm" fo:margin-right="0mm" fo:margin-top="0mm" fo:margin-bottom="0mm" fo:line-height="100%" fo:text-align="start" style:justify-single-word="false" fo:text-indent="-6.35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5.08mm" fo:margin-bottom="0mm" fo:line-height="100%" fo:text-align="start" style:justify-single-word="false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0mm" fo:margin-top="4.45mm" fo:margin-bottom="0mm" fo:line-height="100%" fo:text-align="start" style:justify-single-word="false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mm" fo:margin-right="0mm" fo:margin-top="5.08mm" fo:margin-bottom="0mm" fo:line-height="100%" fo:text-align="justify" style:justify-single-word="false" fo:text-indent="7.62mm" style:auto-text-indent="false"/>
    </style:style>
    <style:style style:name="P20" style:family="paragraph" style:parent-style-name="Standard">
      <style:paragraph-properties fo:margin-left="0mm" fo:margin-right="0mm" fo:margin-top="4.45mm" fo:margin-bottom="42.55mm" fo:line-height="100%" fo:text-align="justify" style:justify-single-word="false" fo:text-indent="7.62mm" style:auto-text-indent="false"/>
    </style:style>
    <style:style style:name="P21" style:family="paragraph" style:parent-style-name="Standard">
      <style:paragraph-properties fo:margin-left="0mm" fo:margin-right="77.47mm" fo:margin-top="0.64mm" fo:margin-bottom="0mm" fo:line-height="100%" fo:text-align="start" style:justify-single-word="false" fo:text-indent="1.27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fo:font-weight="bold" style:font-size-asian="12pt" style:font-weight-asian="bold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0.05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25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0.35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-0.12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9pt" fo:letter-spacing="-0.11mm" fo:language="en" fo:country="US" style:font-size-asian="9pt" style:text-scale="110%"/>
    </style:style>
    <style:style style:name="T18" style:family="text">
      <style:text-properties fo:color="#000000" style:text-line-through-style="none" style:text-position="0% 100%" style:font-name="Times New Roman" fo:font-size="9pt" fo:letter-spacing="-0.09mm" fo:language="en" fo:country="US" style:font-size-asian="9pt" style:text-scale="11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2">THE COMPANIES ACT<text:line-break/><text:line-break/></text:span><text:span text:style-name="T4">(CHAPTER 50)</text:span></text:p>
            <text:p text:style-name="P7"><text:span text:style-name="T2">THE COMPANIES REGULATIONS<text:line-break/><text:line-break/></text:span><text:span text:style-name="T6">SECTION 215 (1)/<text:line-break/><text:line-break/></text:span><text:span text:style-name="T2">REGULATION 11 (1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<text:span text:style-name="T3">FORM</text:span></text:p>
            <text:p text:style-name="P9"><text:span text:style-name="T16">57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8">NOTICE TO DISSENTING<text:line-break/><text:line-break/></text:span><text:span text:style-name="T4">SHAREHOLDER</text:span></text:p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4"/>
      <text:p text:style-name="P3"><text:span text:style-name="T5">Name of Company:</text:span></text:p>
      <text:p text:style-name="P8"><text:span text:style-name="T3">Company No:</text:span></text:p>
      <text:p text:style-name="P11"><text:span text:style-name="T3">To<text:tab/>of<text:tab/></text:span></text:p>
      <text:p text:style-name="P10"><text:span text:style-name="T9">In this notice -</text:span></text:p>
      <text:p text:style-name="P15"><text:span text:style-name="T3"><text:tab/></text:span><text:span text:style-name="T7">Limited is referred</text:span></text:p>
      <text:p text:style-name="P16"><text:span text:style-name="T10">to as "the transferor company", and<text:line-break/><text:line-break/></text:span><text:span text:style-name="T3"><text:tab/> Limited is referred<text:line-break/><text:line-break/></text:span><text:span text:style-name="T9">to as "the transferee company".</text:span></text:p>
      <text:p text:style-name="P17"><text:span text:style-name="T3">On <text:tab/> the transferee company made an offer to all</text:span></text:p>
      <text:p text:style-name="P4"><text:span text:style-name="T3">the holders of *<text:tab/></text:span><text:span text:style-name="T11"> shares in the transferor company of</text:span></text:p>
      <text:p text:style-name="P12"><text:span text:style-name="T3">t<text:tab/></text:span></text:p>
      <text:p text:style-name="P18"><text:span text:style-name="T3">Up to<text:tab/></text:span><text:span text:style-name="T7"> (being a date within 4 months after the making</text:span></text:p>
      <text:p text:style-name="P5"><text:span text:style-name="T10">of the offer in that behalf by the transferee company), the offer was approved by the holders of </text:span><text:span text:style-name="T12">not less than nine-tenths in nominal value of the * <text:s/>shares (other than shares </text:span><text:span text:style-name="T9">already held at the date of the offer by, or by a nominee for, the transferee company or its </text:span><text:span text:style-name="T5">subsidiary).</text:span></text:p>
      <text:p text:style-name="P19"><text:span text:style-name="T7">The transferee company hereby gives you notice, in pursuance of section 215 of the </text:span><text:span text:style-name="T13">Companies Act, that it desires to acquire the * <text:s/>shares held by you in the </text:span><text:span text:style-name="T5">transferor company.</text:span></text:p>
      <text:p text:style-name="P20"><text:span text:style-name="T14">You are entitled within one month after the receipt of this notice to require the transferee </text:span><text:span text:style-name="T1">company, by demand in writing served on it, to supply you with a statement of the names and </text:span><text:span text:style-name="T15">addresses of all other dissenting shareholders, and the transferee company will not be entitled or bound to acquire the shares of those dissenting shareholders until 14 days after the posting </text:span><text:span text:style-name="T9">to you of the statement of those names and addresses.</text:span></text:p>
      <text:p text:style-name="P13"><text:span text:style-name="T17">* If the offer is limited to a certain class or to certain classes</text:span></text:p>
      <text:p text:style-name="P21"><text:span text:style-name="T18">of shareholders, give a description of that class or those classes. </text:span><text:soft-page-break/><text:span text:style-name="T18">t State shortly the nature of the off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26mm" fo:margin-bottom="21.38mm" fo:margin-left="24.34mm" fo:margin-right="23.25mm" style:writing-mode="lr-tb" style:layout-grid-color="#c0c0c0" style:layout-grid-lines="262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0" meta:word-count="269" meta:character-count="1510" meta:non-whitespace-character-count="1244"/>
    <meta:generator>LibreOffice/3.5$Linux_X86_64 LibreOffice_project/350m1$Build-2</meta:generator>
  </office:meta>
</office:document-meta>
</file>